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Source_Text"><text:span text:style-name="NormalTok">Random</text:span></text:span> class from the C# standard library can be used to generate random numbers in any given range. In this lab, you will practice using the <text:span text:style-name="Source_Text"><text:span text:style-name="NormalTok">Random</text:span>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to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the <text:span text:style-name="Source_Text"><text:span text:style-name="NormalTok">Random</text:span></text:span> class to generate these numbers.</text:p>
      <text:p text:style-name="Text_20_body">Solution:</text:p>
      <text:p text:style-name="Preformatted_20_Text">
<text:span text:style-name="NormalTok">Random rand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Random</text:span><text:span text:style-name="OperatorTok">();</text:span><text:span text:style-name="NormalTok"><text:s text:c="1"/></text:span><text:span text:style-name="CommentTok">// Creation of a random number generator.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number:"</text:span><text:span text:style-name="NormalTok"><text:s text:c="1"/></text:span><text:span text:style-name="OperatorTok">+</text:span><text:span text:style-name="NormalTok"><text:s text:c="1"/>rand</text:span><text:span text:style-name="OperatorTok">.</text:span><text:span text:style-name="FunctionTok">Next</text:span><text:span text:style-name="OperatorTok">());</text:span><text:span text:style-name="NormalTok"><text:s text:c="1"/></text:span><text:span text:style-name="CommentTok">// This is any random (int) number.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number between -10 and 10:"</text:span><text:span text:style-name="NormalTok"><text:s text:c="1"/></text:span><text:span text:style-name="OperatorTok">+</text:span><text:span text:style-name="NormalTok"><text:s text:c="1"/></text:span><text:span text:style-name="OperatorTok">(</text:span><text:span text:style-name="NormalTok">rand</text:span><text:span text:style-name="OperatorTok">.</text:span><text:span text:style-name="FunctionTok">Next</text:span><text:span text:style-name="OperatorTok">(</text:span><text:span text:style-name="DecValTok">21</text:span><text:span text:style-name="OperatorTok">)-</text:span><text:span text:style-name="DecValTok">10</text:span><text:span text:style-name="OperatorTok">));</text:span><text:span text:style-name="NormalTok"><text:s text:c="1"/></text:span><text:span text:style-name="CommentTok">// This number will be between 0 and 20, then we subtract 10 from it. <text:s text:c="6"/>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number between -10 and 10:"</text:span><text:span text:style-name="NormalTok"><text:s text:c="1"/></text:span><text:span text:style-name="OperatorTok">+</text:span><text:span text:style-name="NormalTok"><text:s text:c="1"/>rand</text:span><text:span text:style-name="OperatorTok">.</text:span><text:span text:style-name="FunctionTok">Next</text:span><text:span text:style-name="OperatorTok">(-</text:span><text:span text:style-name="DecValTok">10</text:span><text:span text:style-name="OperatorTok">,</text:span><text:span text:style-name="NormalTok"><text:s text:c="1"/></text:span><text:span text:style-name="DecValTok">11</text:span><text:span text:style-name="OperatorTok">));</text:span><text:span text:style-name="NormalTok"><text:s text:c="1"/></text:span><text:span text:style-name="CommentTok">// Alternate solution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A random double:"</text:span><text:span text:style-name="NormalTok"><text:s text:c="1"/></text:span><text:span text:style-name="OperatorTok">+</text:span><text:span text:style-name="NormalTok"><text:s text:c="1"/>rand</text:span><text:span text:style-name="OperatorTok">.</text:span><text:span text:style-name="FunctionTok">NextDouble</text:span><text:span text:style-name="OperatorTok">());</text:span><text:span text:style-name="NormalTok"><text:s text:c="1"/></text:span><text:span text:style-name="CommentTok">// This is any random (double) number.</text:span>
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3">Generate any random integer <text:span text:style-name="T1">5 times</text:span></text:p>
        </text:list-item>
        <text:list-item>
          <text:p text:style-name="P3">Generate a random integer between -10 and 10 including these boundary values, <text:span text:style-name="T1">10 times</text:span></text:p>
        </text:list-item>
        <text:list-item>
          <text:p text:style-name="P3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Source_Text"><text:span text:style-name="NormalTok">Random</text:span></text:span> object, write a program that:</text:p>
      <text:list text:style-name="L4">
        <text:list-item>
          <text:p text:style-name="P4">declares two arrays of <text:span text:style-name="Source_Text"><text:span text:style-name="DataTypeTok">int</text:span></text:span> of size <text:span text:style-name="Source_Text"><text:span text:style-name="DecValTok">8</text:span></text:span>,</text:p>
        </text:list-item>
        <text:list-item>
          <text:p text:style-name="P4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4">initializes the values of the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4">displays the contents of the two arrays in a table, and for each index, a letter indicating whether the first array “won” or “lost” a contest with the second array:</text:p>
          <text:list text:style-name="L5">
            <text:list-item>
              <text:p text:style-name="P5"><text:span text:style-name="Source_Text"><text:span text:style-name="StringTok">"W"</text:span></text:span> if the value in the first array is greater than the value in the second array</text:p>
            </text:list-item>
            <text:list-item>
              <text:p text:style-name="P5"><text:span text:style-name="Source_Text"><text:span text:style-name="StringTok">"T"</text:span></text:span> if they are equal, and</text:p>
            </text:list-item>
            <text:list-item>
              <text:p text:style-name="P5"><text:span text:style-name="Source_Text"><text:span text:style-name="StringTok">"L"</text:span></text:span> if it is less</text:p>
            </text:list-item>
          </text:list>
        </text:list-item>
      </text:list>
      <text:p text:style-name="First_20_paragraph">An example execution of this program would display:</text:p>
      <text:p text:style-name="P6">0 <text:s text:c="6"/>8 <text:s text:c="6"/>L</text:p>
      <text:p text:style-name="P7">5 <text:s text:c="6"/>3 <text:s text:c="6"/>W</text:p>
      <text:p text:style-name="P8">3 <text:s text:c="6"/>3 <text:s text:c="6"/>T</text:p>
      <text:p text:style-name="P9">1 <text:s text:c="6"/>2 <text:s text:c="6"/>L</text:p>
      <text:p text:style-name="P10">3 <text:s text:c="6"/>1 <text:s text:c="6"/>W</text:p>
      <text:p text:style-name="P11">9 <text:s text:c="6"/>0 <text:s text:c="6"/>W</text:p>
      <text:p text:style-name="P12">9 <text:s text:c="6"/>0 <text:s text:c="6"/>W</text:p>
      <text:p text:style-name="P13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Source_Text"><text:span text:style-name="NormalTok">Random</text:span></text:span> class is not recommended for applications that need cryptographically secure random numbers (e.g, to generate suggested passwords).</text:p>
      <text:p text:style-name="Text_20_body">When an application needs cryptographically secure random numbers, RandomNumberGenerator class should be used instead. It works as follows:</text:p>
      <text:p text:style-name="Preformatted_20_Text">
<text:span text:style-name="KeywordTok">using</text:span><text:span text:style-name="NormalTok"><text:s text:c="1"/>System</text:span><text:span text:style-name="OperatorTok">;</text:span>
</text:p>
      <text:p text:style-name="Preformatted_20_Text">
<text:span text:style-name="KeywordTok">using</text:span><text:span text:style-name="NormalTok"><text:s text:c="1"/>System</text:span><text:span text:style-name="OperatorTok">.</text:span><text:span text:style-name="FunctionTok">Security</text:span><text:span text:style-name="OperatorTok">.</text:span><text:span text:style-name="FunctionTok">Cryptography</text:span><text:span text:style-name="OperatorTok">;</text:span><text:span text:style-name="NormalTok"><text:s text:c="1"/></text:span><text:span text:style-name="CommentTok">// include definition!</text:span>
</text:p>
      <text:p text:style-name="Preformatted_20_Text">
</text:p>
      <text:p text:style-name="Preformatted_20_Text">
<text:span text:style-name="KeywordTok">class</text:span><text:span text:style-name="NormalTok"><text:s text:c="1"/>Program</text:span>
</text:p>
      <text:p text:style-name="Preformatted_20_Text">
<text:span text:style-name="OperatorTok">{</text:span>
</text:p>
      <text:p text:style-name="Preformatted_20_Text">
<text:span text:style-name="NormalTok"><text:s text:c="4"/></text:span><text:span text:style-name="KeywordTok">static</text:span><text:span text:style-name="NormalTok"><text:s text:c="1"/></text:span><text:span text:style-name="DataTypeTok">void</text:span><text:span text:style-name="NormalTok"><text:s text:c="1"/></text:span><text:span text:style-name="FunctionTok">Main</text:span><text:span text:style-name="OperatorTok">(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</text:span><text:span text:style-name="CommentTok">// choose secure (!) random integer</text:span>
</text:p>
      <text:p text:style-name="Preformatted_20_Text">
<text:span text:style-name="NormalTok"><text:s text:c="8"/></text:span><text:span text:style-name="CommentTok">// between 0 (inclusive) and 100 (exclusive)</text:span>
</text:p>
      <text:p text:style-name="Preformatted_20_Text">
<text:span text:style-name="NormalTok"><text:s text:c="8"/></text:span><text:span text:style-name="DataTypeTok">int</text:span><text:span text:style-name="NormalTok"><text:s text:c="1"/>secureRandom </text:span><text:span text:style-name="OperatorTok">=</text:span><text:span text:style-name="NormalTok"><text:s text:c="1"/>RandomNumberGenerator</text:span><text:span text:style-name="OperatorTok">.</text:span><text:span text:style-name="FunctionTok">GetInt32</text:span><text:span text:style-name="OperatorTok">(</text:span><text:span text:style-name="DecValTok">100</text:span><text:span text:style-name="OperatorTok">);</text:span>
</text:p>
      <text:p text:style-name="Preformatted_20_Text">
</text:p>
      <text:p text:style-name="Preformatted_20_Text">
<text:span text:style-name="NormalTok"><text:s text:c="8"/></text:span><text:span text:style-name="CommentTok">// display cryptographically secure int</text:span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NormalTok">secureRandom</text:span><text:span text:style-name="OperatorTok">);</text:span>
</text:p>
      <text:p text:style-name="Preformatted_20_Text">
</text:p>
      <text:p text:style-name="Preformatted_20_Text">
<text:span text:style-name="NormalTok"><text:s text:c="8"/></text:span><text:span text:style-name="CommentTok">// choose secure (!) random integer</text:span>
</text:p>
      <text:p text:style-name="Preformatted_20_Text">
<text:span text:style-name="NormalTok"><text:s text:c="8"/></text:span><text:span text:style-name="CommentTok">// between 50 (inclusive) and 500 (exclusive)</text:span>
</text:p>
      <text:p text:style-name="Preformatted_20_Text">
<text:span text:style-name="NormalTok"><text:s text:c="8"/></text:span><text:span text:style-name="DataTypeTok">int</text:span><text:span text:style-name="NormalTok"><text:s text:c="1"/>anotherSecureRandom </text:span><text:span text:style-name="OperatorTok">=</text:span><text:span text:style-name="NormalTok"><text:s text:c="1"/>RandomNumberGenerator</text:span><text:span text:style-name="OperatorTok">.</text:span><text:span text:style-name="FunctionTok">GetInt32</text:span><text:span text:style-name="OperatorTok">(</text:span><text:span text:style-name="DecValTok">50</text:span><text:span text:style-name="OperatorTok">,</text:span><text:span text:style-name="NormalTok"><text:s text:c="1"/></text:span><text:span text:style-name="DecValTok">500</text:span><text:span text:style-name="OperatorTok">);</text:span>
</text:p>
      <text:p text:style-name="Preformatted_20_Text">
</text:p>
      <text:p text:style-name="Preformatted_20_Text">
<text:span text:style-name="NormalTok"><text:s text:c="8"/></text:span><text:span text:style-name="CommentTok">// display cryptographically secure int</text:span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NormalTok">anotherSecureRandom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You can learn more about secure random numbers by reading through:</text:p>
      <text:list text:style-name="L6">
        <text:list-item>
          <text:p text:style-name="P14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14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06Z</meta:creation-date>
    <dc:date>2024-05-22T17:31:06Z</dc:date>
    <meta:user-defined meta:name="date" meta:value-type="string">May  22, 2024 (01:3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